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roman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1.743cm" style:use-optimal-column-width="false"/>
    </style:style>
    <style:style style:name="co3" style:family="table-column">
      <style:table-column-properties style:column-width="1.72cm" style:use-optimal-column-width="false"/>
    </style:style>
    <style:style style:name="co4" style:family="table-column">
      <style:table-column-properties style:column-width="1.377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764cm" style:use-optimal-column-width="false"/>
    </style:style>
    <style:style style:name="co7" style:family="table-column">
      <style:table-column-properties style:column-width="1.785cm" style:use-optimal-column-width="false"/>
    </style:style>
    <style:style style:name="co8" style:family="table-column">
      <style:table-column-properties style:column-width="1.807cm" style:use-optimal-column-width="false"/>
    </style:style>
    <style:style style:name="co9" style:family="table-column">
      <style:table-column-properties style:column-width="1.828cm" style:use-optimal-column-width="false"/>
    </style:style>
    <style:style style:name="co10" style:family="table-column">
      <style:table-column-properties style:column-width="1.936cm" style:use-optimal-column-width="false"/>
    </style:style>
    <style:style style:name="co11" style:family="table-column">
      <style:table-column-properties style:column-width="1.42cm" style:use-optimal-column-width="false"/>
    </style:style>
    <style:style style:name="co12" style:family="table-column">
      <style:table-column-properties style:column-width="1.59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  <style:text-properties fo:font-size="12pt" style:font-size-asian="12pt" style:font-size-complex="12pt"/>
    </style:style>
    <style:style style:name="ce2" style:family="table-cell">
      <style:paragraph-properties fo:text-align="start"/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font-size-asian="12pt" style:font-size-complex="12pt"/>
    </style:style>
    <style:style style:name="P7" style:family="paragraph">
      <style:paragraph-properties fo:text-align="center"/>
      <style:text-properties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12pt" style:font-name-asian="Verdana1" style:font-size-asian="12pt" style:font-name-complex="Verdana1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BRIEFING BIMBINGAN PROJECT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RABU, 1 SEPTEMBER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JADWAL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Setiap RABU, jam 10.00</text:p>
              </text:list-item>
              <text:list-item>
                <text:p text:style-name="P1">Penjelasan untuk laporan dan jurnal</text:p>
              </text:list-item>
              <text:list-item>
                <text:p text:style-name="P1">Laporan harus sesuai dengan template dari program studi, sudah tersedia di cyber</text:p>
              </text:list-item>
              <text:list-item>
                <text:p text:style-name="P1">Di upload di DELTA sesuai dengan jadwal (time table) sehingga selesai tepat waktu. Upload maksimal setiap Jumat dan akan saya periksa, dikembalikan Senin</text:p>
              </text:list-item>
              <text:list-item>
                <text:p text:style-name="P1">Bimbingan di luar jadwal boleh dengan alasan yang jelas dan sudah disampaikan maksimal hari Sen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JADWAL</text:p>
          </draw:text-box>
        </draw:frame>
        <draw:frame draw:style-name="standard" draw:layer="layout" svg:width="24.999cm" svg:height="11.796cm" svg:x="1.978cm" svg:y="3.5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4"><text:span text:style-name="T2">KETERANGAN</text:span></text:p>
              </table:table-cell>
              <table:table-cell>
                <text:p text:style-name="P5"><text:span text:style-name="T2">1 </text:span><text:span text:style-name="T2"><text:line-break/></text:span><text:span text:style-name="T2">[1/9]</text:span></text:p>
              </table:table-cell>
              <table:table-cell>
                <text:p text:style-name="P5"><text:span text:style-name="T2">2</text:span></text:p>
                <text:p text:style-name="P5"><text:span text:style-name="T2">[15/9]</text:span></text:p>
              </table:table-cell>
              <table:table-cell>
                <text:p text:style-name="P5"><text:span text:style-name="T2">3</text:span></text:p>
                <text:p text:style-name="P5"><text:span text:style-name="T2">[29/9]</text:span></text:p>
              </table:table-cell>
              <table:table-cell>
                <text:p text:style-name="P5"><text:span text:style-name="T2">4 </text:span><text:span text:style-name="T2"><text:line-break/></text:span><text:span text:style-name="T2">[13/10]</text:span></text:p>
              </table:table-cell>
              <table:table-cell>
                <text:p text:style-name="P5"><text:span text:style-name="T2">5 </text:span><text:span text:style-name="T2"><text:line-break/></text:span><text:span text:style-name="T2">[27/10]</text:span></text:p>
              </table:table-cell>
              <table:table-cell>
                <text:p text:style-name="P5"><text:span text:style-name="T2">6 </text:span><text:span text:style-name="T2"><text:line-break/></text:span><text:span text:style-name="T2">[10/11]</text:span></text:p>
              </table:table-cell>
              <table:table-cell>
                <text:p text:style-name="P5"><text:span text:style-name="T2">7 </text:span><text:span text:style-name="T2"><text:line-break/></text:span><text:span text:style-name="T2">[17/11]</text:span></text:p>
              </table:table-cell>
              <table:table-cell>
                <text:p text:style-name="P5"><text:span text:style-name="T2">8 </text:span><text:span text:style-name="T2"><text:line-break/></text:span><text:span text:style-name="T2">[24/11]</text:span></text:p>
              </table:table-cell>
              <table:table-cell>
                <text:p text:style-name="P5"><text:span text:style-name="T2">9</text:span><text:span text:style-name="T2"><text:line-break/></text:span><text:span text:style-name="T2"> [1/12]</text:span></text:p>
              </table:table-cell>
              <table:table-cell>
                <text:p text:style-name="P5"><text:span text:style-name="T2">10</text:span><text:span text:style-name="T2"><text:line-break/></text:span><text:span text:style-name="T2"> [8/12]</text:span></text:p>
              </table:table-cell>
              <table:table-cell>
                <text:p text:style-name="P5"><text:span text:style-name="T2">11 </text:span><text:span text:style-name="T2"><text:line-break/></text:span><text:span text:style-name="T2">[15/12]</text:span></text:p>
              </table:table-cell>
              <table:table-cell>
                <text:p text:style-name="P5"><text:span text:style-name="T2">12 </text:span><text:span text:style-name="T2"><text:line-break/></text:span><text:span text:style-name="T2">[20/12]</text:span></text:p>
              </table:table-cell>
            </table:table-row>
            <table:table-row table:style-name="ro1" table:default-cell-style-name="ce1">
              <table:table-cell table:style-name="ce2">
                <text:p text:style-name="P6"><text:span text:style-name="T2">Briefing, penjelasan bab 1</text:span></text:p>
              </table:table-cell>
              <table:table-cell>
                <text:p text:style-name="P5"><text:span text:style-name="T3">√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Penjelasan Bab 2</text:span></text:p>
              </table:table-cell>
              <table:table-cell/>
              <table:table-cell>
                <text:p text:style-name="P8"><text:span text:style-name="T3">√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Penjelasan Bab 3</text:span></text:p>
              </table:table-cell>
              <table:table-cell/>
              <table:table-cell/>
              <table:table-cell>
                <text:p text:style-name="P8"><text:span text:style-name="T3">√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Bab 4</text:span></text:p>
              </table:table-cell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Konsultasi Program I</text:span></text:p>
              </table:table-cell>
              <table:table-cell/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  <table:table-cell>
                <text:p text:style-name="P8"><text:span text:style-name="T3">√</text:span></text:p>
              </table:table-cell>
              <table:table-cell>
                <text:p text:style-name="P8"><text:span text:style-name="T3">√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Konsultasi Program II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  <table:table-cell>
                <text:p text:style-name="P8"><text:span text:style-name="T3">√</text:span></text:p>
              </table:table-cell>
              <table:table-cell>
                <text:p text:style-name="P8"><text:span text:style-name="T3">√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Bab 5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  <table:table-cell>
                <text:p text:style-name="P8"><text:span text:style-name="T3">√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Program Final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7"><text:span text:style-name="T2">Bab 6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7"><text:span text:style-name="T2">Review II &amp; Persiapan Sidang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8"><text:span text:style-name="T3">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5cm" svg:height="3cm" svg:x="2cm" svg:y="0.5cm" presentation:class="title">
          <draw:text-box>
            <text:p>CATATAN PENTING</text:p>
          </draw:text-box>
        </draw:frame>
        <draw:frame presentation:style-name="pr9" draw:text-style-name="P9" draw:layer="layout" svg:width="25cm" svg:height="9.5cm" svg:x="2cm" svg:y="4cm" presentation:class="outline">
          <draw:text-box>
            <text:list text:style-name="L3">
              <text:list-item>
                <text:p><text:span text:style-name="T4">Yang tidak bimbingan sampai 4x dan tidak memenuhi jadwal, tidak perlu melanjutkan bimbingan karena sudah pasti tidak akan selesai.</text:span></text:p>
              </text:list-item>
              <text:list-item>
                <text:p><text:span text:style-name="T4">Program dibuat sendiri, jangan pernah dibuatkan orang lain (pesan dan bayar), bertanya pun tidak boleh. Kalau belajar, mencari referensi, menggunakan library diperbolehkan, tapi tetap harus membuat sendiri sehingga paham.</text:span></text:p>
              </text:list-item>
              <text:list-item>
                <text:p><text:span text:style-name="T4">Atas tes coding sebelum review dan sidang. Yang ketahuan tidak buat sendiri, tidak perlu melanjutkan (Failed).</text:span></text:p>
              </text:list-item>
              <text:list-item>
                <text:p><text:span text:style-name="T4">Dosen siapapun tidak menerima pemberian apapun dari mahasiswa bahkan sampai mahasiswa dinyatakan lulus pun TIDAK BOLEH memberikan hadiah/ kenang2an, dll karena terkait dengan kode etik dosen yang berlaku di Unik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roman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Verdana1" svg:font-family="Verdana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d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3T06:49:05.604000000</meta:creation-date>
    <meta:editing-duration>PT30M36S</meta:editing-duration>
    <meta:editing-cycles>6</meta:editing-cycles>
    <meta:generator>LibreOffice/7.2.0.4$Windows_X86_64 LibreOffice_project/9a9c6381e3f7a62afc1329bd359cc48accb6435b</meta:generator>
    <dc:title>Impress</dc:title>
    <meta:initial-creator>Marlon Leong</meta:initial-creator>
    <dc:date>2021-09-01T09:56:19.256000000</dc:date>
    <dc:creator>Marlon Leong</dc:creator>
    <meta:document-statistic meta:object-count="50"/>
  </office:meta>
</office:document-meta>
</file>